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0/08/2021</text:span></text:p>
      <text:p text:style-name="P9"/>
      <text:p text:style-name="P10">RECIBI CONFORME</text:p>
      <text:p text:style-name="P9"/>
      <text:p text:style-name="P11">CLIENTE: MORENO HERRERA BETZABETH CARMEN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NEGR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MORENO HERRERA, BETZABETH CARME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3:54:4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